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Heading_20_2">
      <style:paragraph-properties fo:margin-top="0in" fo:margin-bottom="0.0835in" style:contextual-spacing="false"/>
    </style:style>
    <style:style style:name="P20" style:family="paragraph" style:parent-style-name="Heading_20_3">
      <style:paragraph-properties fo:margin-top="0in" fo:margin-bottom="0.0835in" style:contextual-spacing="false"/>
    </style:style>
    <style:style style:name="P21" style:family="paragraph" style:parent-style-name="Preformatted_20_Text">
      <style:paragraph-properties fo:margin-top="0in" fo:margin-bottom="0.0835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Preformatted_20_Text" style:list-style-name="L9">
      <style:paragraph-properties fo:margin-top="0in" fo:margin-bottom="0.0835in" style:contextual-spacing="false"/>
    </style:style>
    <style:style style:name="P25" style:family="paragraph" style:parent-style-name="Text_20_body" style:list-style-name="L10"/>
    <style:style style:name="P26" style:family="paragraph" style:parent-style-name="Preformatted_20_Text" style:list-style-name="L10">
      <style:paragraph-properties fo:margin-top="0in" fo:margin-bottom="0.0835in" style:contextual-spacing="false"/>
    </style:style>
    <style:style style:name="P27" style:family="paragraph" style:parent-style-name="Text_20_body" style:list-style-name="L11"/>
    <style:style style:name="P28" style:family="paragraph" style:parent-style-name="Preformatted_20_Text" style:list-style-name="L11">
      <style:paragraph-properties fo:margin-top="0in" fo:margin-bottom="0.0835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'll analyze the documents you've provided and create a comprehensive plan for your Thunder Technology website with a focus on the Digital Healthcare Innovation Hub event. Let me break this down into sections covering the functionality, content, architecture, and recommendations.</text:p>
      <text:h text:style-name="Heading_20_2" text:outline-level="2">Content and Context Analysis</text:h>
      <text:p text:style-name="Text_20_body">Thunder Technology is a healthcare technology startup that:</text:p>
      <text:list text:style-name="L1">
        <text:list-item>
          <text:p text:style-name="P1">Specializes in mobile/web applications, VR/AR solutions, technology promotion, and personalized services </text:p>
        </text:list-item>
        <text:list-item>
          <text:p text:style-name="P1">Has a mission to improve healthcare access through innovative technologies </text:p>
        </text:list-item>
        <text:list-item>
          <text:p text:style-name="P2">Is currently in a growth phase with pilot projects and seeking funding </text:p>
        </text:list-item>
      </text:list>
      <text:p text:style-name="Text_20_body">The website needs to serve dual purposes:</text:p>
      <text:list text:style-name="L2">
        <text:list-item>
          <text:p text:style-name="P3">Present Thunder Technology as a company (services, mission, team) </text:p>
        </text:list-item>
        <text:list-item>
          <text:p text:style-name="P4">Promote the "Digital Healthcare Innovation Hub" event </text:p>
        </text:list-item>
      </text:list>
      <text:p text:style-name="Text_20_body">The target audience includes:</text:p>
      <text:list text:style-name="L3">
        <text:list-item>
          <text:p text:style-name="P5">Investors and potential partners </text:p>
        </text:list-item>
        <text:list-item>
          <text:p text:style-name="P5">Healthcare and digital professionals </text:p>
        </text:list-item>
        <text:list-item>
          <text:p text:style-name="P5">Startups and innovative companies </text:p>
        </text:list-item>
        <text:list-item>
          <text:p text:style-name="P5">Students and researchers </text:p>
        </text:list-item>
        <text:list-item>
          <text:p text:style-name="P6">General public interested in health technologies </text:p>
        </text:list-item>
      </text:list>
      <text:h text:style-name="Heading_20_2" text:outline-level="2">Required Website Functionality</text:h>
      <text:p text:style-name="Text_20_body">Based on your documents, the website should include:</text:p>
      <text:list text:style-name="L4">
        <text:list-item>
          <text:p text:style-name="P7"><text:span text:style-name="Strong_20_Emphasis">Core Functionality:</text:span></text:p>
          <text:list>
            <text:list-item>
              <text:p text:style-name="P8">Responsive design for all devices </text:p>
            </text:list-item>
            <text:list-item>
              <text:p text:style-name="P8">Content Management System </text:p>
            </text:list-item>
            <text:list-item>
              <text:p text:style-name="P8">Contact and registration forms </text:p>
            </text:list-item>
            <text:list-item>
              <text:p text:style-name="P8">Social media integration </text:p>
            </text:list-item>
            <text:list-item>
              <text:p text:style-name="P8">Bilingual support (likely French and English) </text:p>
            </text:list-item>
            <text:list-item>
              <text:p text:style-name="P8">Optional chatbot </text:p>
            </text:list-item>
          </text:list>
        </text:list-item>
        <text:list-item>
          <text:p text:style-name="P7"><text:span text:style-name="Strong_20_Emphasis">Content Structure:</text:span></text:p>
          <text:list>
            <text:list-item>
              <text:p text:style-name="P8">Homepage with company/event overview </text:p>
            </text:list-item>
            <text:list-item>
              <text:p text:style-name="P8">About Thunder Technology (history, mission, values, team) </text:p>
            </text:list-item>
            <text:list-item>
              <text:p text:style-name="P8">Services and products pages </text:p>
            </text:list-item>
            <text:list-item>
              <text:p text:style-name="P8">Event pages (overview, speakers, partners, registration) </text:p>
            </text:list-item>
            <text:list-item>
              <text:p text:style-name="P7">Contact page with form and location information </text:p>
            </text:list-item>
          </text:list>
        </text:list-item>
      </text:list>
      <text:h text:style-name="Heading_20_2" text:outline-level="2">Recommended Additional Functionality</text:h>
      <text:p text:style-name="Text_20_body">I recommend adding these features to enhance your website:</text:p>
      <text:list text:style-name="L5">
        <text:list-item>
          <text:p text:style-name="P9"><text:span text:style-name="Strong_20_Emphasis">Authentication System:</text:span></text:p>
          <text:list>
            <text:list-item>
              <text:p text:style-name="P10">User accounts for event attendees </text:p>
            </text:list-item>
            <text:list-item>
              <text:p text:style-name="P10">Admin dashboard for content management </text:p>
            </text:list-item>
          </text:list>
        </text:list-item>
        <text:list-item>
          <text:p text:style-name="P9"><text:span text:style-name="Strong_20_Emphasis">Interactive Elements:</text:span></text:p>
          <text:list>
            <text:list-item>
              <text:p text:style-name="P10">Calendar for event scheduling </text:p>
            </text:list-item>
            <text:list-item>
              <text:p text:style-name="P10">Interactive venue map </text:p>
            </text:list-item>
            <text:list-item>
              <text:p text:style-name="P10"><text:soft-page-break/>Speaker/presentation rating system </text:p>
            </text:list-item>
            <text:list-item>
              <text:p text:style-name="P10">Resource library/downloads </text:p>
            </text:list-item>
          </text:list>
        </text:list-item>
        <text:list-item>
          <text:p text:style-name="P9"><text:span text:style-name="Strong_20_Emphasis">Engagement Features:</text:span></text:p>
          <text:list>
            <text:list-item>
              <text:p text:style-name="P10">Blog/news section with RSS feed </text:p>
            </text:list-item>
            <text:list-item>
              <text:p text:style-name="P10">Newsletter subscription </text:p>
            </text:list-item>
            <text:list-item>
              <text:p text:style-name="P10">Social sharing buttons </text:p>
            </text:list-item>
            <text:list-item>
              <text:p text:style-name="P10">Testimonials/case studies section </text:p>
            </text:list-item>
          </text:list>
        </text:list-item>
        <text:list-item>
          <text:p text:style-name="P9"><text:span text:style-name="Strong_20_Emphasis">Technical Enhancements:</text:span></text:p>
          <text:list>
            <text:list-item>
              <text:p text:style-name="P10">Progressive Web App capabilities </text:p>
            </text:list-item>
            <text:list-item>
              <text:p text:style-name="P10">Search functionality </text:p>
            </text:list-item>
            <text:list-item>
              <text:p text:style-name="P10">Analytics integration </text:p>
            </text:list-item>
            <text:list-item>
              <text:p text:style-name="P10">Multi-language support beyond just two languages </text:p>
            </text:list-item>
            <text:list-item>
              <text:p text:style-name="P9">Virtual event platform integration </text:p>
            </text:list-item>
          </text:list>
        </text:list-item>
      </text:list>
      <text:h text:style-name="Heading_20_2" text:outline-level="2">Architecture (MVC with React &amp; Vite)</text:h>
      <text:p text:style-name="Text_20_body">Let me diagram the architecture using UML and provide a folder structure:</text:p>
      <text:p text:style-name="Preformatted_20_Text"><text:span text:style-name="Source_20_Text">classDiagram</text:span></text:p>
      <text:p text:style-name="Preformatted_20_Text"><text:span text:style-name="Source_20_Text"><text:s text:c="4"/>class Controller {</text:span></text:p>
      <text:p text:style-name="Preformatted_20_Text"><text:span text:style-name="Source_20_Text"><text:s text:c="8"/>+handleRouting()</text:span></text:p>
      <text:p text:style-name="Preformatted_20_Text"><text:span text:style-name="Source_20_Text"><text:s text:c="8"/>+processFormData()</text:span></text:p>
      <text:p text:style-name="Preformatted_20_Text"><text:span text:style-name="Source_20_Text"><text:s text:c="8"/>+manageAuthentication()</text:span></text:p>
      <text:p text:style-name="Preformatted_20_Text"><text:span text:style-name="Source_20_Text"><text:s text:c="8"/>+handleAPI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Model {</text:span></text:p>
      <text:p text:style-name="Preformatted_20_Text"><text:span text:style-name="Source_20_Text"><text:s text:c="8"/>+userModel</text:span></text:p>
      <text:p text:style-name="Preformatted_20_Text"><text:span text:style-name="Source_20_Text"><text:s text:c="8"/>+eventModel</text:span></text:p>
      <text:p text:style-name="Preformatted_20_Text"><text:span text:style-name="Source_20_Text"><text:s text:c="8"/>+contentModel</text:span></text:p>
      <text:p text:style-name="Preformatted_20_Text"><text:span text:style-name="Source_20_Text"><text:s text:c="8"/>+speakerModel</text:span></text:p>
      <text:p text:style-name="Preformatted_20_Text"><text:span text:style-name="Source_20_Text"><text:s text:c="8"/>+partnerModel</text:span></text:p>
      <text:p text:style-name="Preformatted_20_Text"><text:span text:style-name="Source_20_Text"><text:s text:c="8"/>+serviceModel</text:span></text:p>
      <text:p text:style-name="Preformatted_20_Text"><text:span text:style-name="Source_20_Text"><text:s text:c="8"/>+contactModel</text:span></text:p>
      <text:p text:style-name="Preformatted_20_Text"><text:span text:style-name="Source_20_Text"><text:s text:c="8"/>+fetchData()</text:span></text:p>
      <text:p text:style-name="Preformatted_20_Text"><text:span text:style-name="Source_20_Text"><text:s text:c="8"/>+updateData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View {</text:span></text:p>
      <text:p text:style-name="Preformatted_20_Text"><text:span text:style-name="Source_20_Text"><text:s text:c="8"/>+components</text:span></text:p>
      <text:p text:style-name="Preformatted_20_Text"><text:span text:style-name="Source_20_Text"><text:s text:c="8"/>+pages</text:span></text:p>
      <text:p text:style-name="Preformatted_20_Text"><text:span text:style-name="Source_20_Text"><text:s text:c="8"/>+layouts</text:span></text:p>
      <text:p text:style-name="Preformatted_20_Text"><text:span text:style-name="Source_20_Text"><text:s text:c="8"/>+renderContent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APIService {</text:span></text:p>
      <text:p text:style-name="Preformatted_20_Text"><text:span text:style-name="Source_20_Text"><text:s text:c="8"/>+get()</text:span></text:p>
      <text:p text:style-name="Preformatted_20_Text"><text:span text:style-name="Source_20_Text"><text:s text:c="8"/>+post()</text:span></text:p>
      <text:p text:style-name="Preformatted_20_Text"><text:span text:style-name="Source_20_Text"><text:s text:c="8"/>+put()</text:span></text:p>
      <text:p text:style-name="Preformatted_20_Text"><text:span text:style-name="Source_20_Text"><text:s text:c="8"/>+delete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AuthService {</text:span></text:p>
      <text:p text:style-name="Preformatted_20_Text"><text:span text:style-name="Source_20_Text"><text:s text:c="8"/>+login()</text:span></text:p>
      <text:p text:style-name="Preformatted_20_Text"><text:span text:style-name="Source_20_Text"><text:s text:c="8"/>+register()</text:span></text:p>
      <text:p text:style-name="Preformatted_20_Text"><text:span text:style-name="Source_20_Text"><text:s text:c="8"/>+logout()</text:span></text:p>
      <text:p text:style-name="Preformatted_20_Text"><text:span text:style-name="Source_20_Text"><text:s text:c="8"/>+validateToken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oft-page-break/><text:span text:style-name="Source_20_Text"><text:s text:c="4"/>class LocalizationService {</text:span></text:p>
      <text:p text:style-name="Preformatted_20_Text"><text:span text:style-name="Source_20_Text"><text:s text:c="8"/>+translateContent()</text:span></text:p>
      <text:p text:style-name="Preformatted_20_Text"><text:span text:style-name="Source_20_Text"><text:s text:c="8"/>+getCurrentLocale()</text:span></text:p>
      <text:p text:style-name="Preformatted_20_Text"><text:span text:style-name="Source_20_Text"><text:s text:c="8"/>+setLocale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ass EventService {</text:span></text:p>
      <text:p text:style-name="Preformatted_20_Text"><text:span text:style-name="Source_20_Text"><text:s text:c="8"/>+registerUser()</text:span></text:p>
      <text:p text:style-name="Preformatted_20_Text"><text:span text:style-name="Source_20_Text"><text:s text:c="8"/>+getEventSchedule()</text:span></text:p>
      <text:p text:style-name="Preformatted_20_Text"><text:span text:style-name="Source_20_Text"><text:s text:c="8"/>+listSpeakers()</text:span></text:p>
      <text:p text:style-name="Preformatted_20_Text"><text:span text:style-name="Source_20_Text"><text:s text:c="8"/>+listPartners(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Controller --&gt; Model: Uses</text:span></text:p>
      <text:p text:style-name="Preformatted_20_Text"><text:span text:style-name="Source_20_Text"><text:s text:c="4"/>Controller --&gt; View: Updates</text:span></text:p>
      <text:p text:style-name="Preformatted_20_Text"><text:span text:style-name="Source_20_Text"><text:s text:c="4"/>Controller --&gt; APIService: Uses</text:span></text:p>
      <text:p text:style-name="Preformatted_20_Text"><text:span text:style-name="Source_20_Text"><text:s text:c="4"/>Controller --&gt; AuthService: Uses</text:span></text:p>
      <text:p text:style-name="Preformatted_20_Text"><text:span text:style-name="Source_20_Text"><text:s text:c="4"/>Controller --&gt; LocalizationService: Uses</text:span></text:p>
      <text:p text:style-name="Preformatted_20_Text"><text:span text:style-name="Source_20_Text"><text:s text:c="4"/>Controller --&gt; EventService: Uses</text:span></text:p>
      <text:p text:style-name="Preformatted_20_Text"><text:span text:style-name="Source_20_Text"><text:s text:c="4"/>View --&gt; Model: Renders Data From</text:span></text:p>
      <text:p text:style-name="P11"/>
      <text:h text:style-name="Heading_20_3" text:outline-level="3">Folder Structure</text:h>
      <text:p text:style-name="Preformatted_20_Text"><text:span text:style-name="Source_20_Text">thunder-tech-website/</text:span></text:p>
      <text:p text:style-name="Preformatted_20_Text"><text:span text:style-name="Source_20_Text">├── .github/ <text:s text:c="21"/># GitHub actions and workflows</text:span></text:p>
      <text:p text:style-name="Preformatted_20_Text"><text:span text:style-name="Source_20_Text">├── public/ <text:s text:c="22"/># Static files</text:span></text:p>
      <text:p text:style-name="Preformatted_20_Text"><text:span text:style-name="Source_20_Text">│ <text:s text:c="2"/>├── assets/ <text:s text:c="18"/># Images, videos, documents</text:span></text:p>
      <text:p text:style-name="Preformatted_20_Text"><text:span text:style-name="Source_20_Text">│ <text:s text:c="2"/>│ <text:s text:c="2"/>├── img/</text:span></text:p>
      <text:p text:style-name="Preformatted_20_Text"><text:span text:style-name="Source_20_Text">│ <text:s text:c="2"/>│ <text:s text:c="2"/>├── videos/</text:span></text:p>
      <text:p text:style-name="Preformatted_20_Text"><text:span text:style-name="Source_20_Text">│ <text:s text:c="2"/>│ <text:s text:c="2"/>└── docs/</text:span></text:p>
      <text:p text:style-name="Preformatted_20_Text"><text:span text:style-name="Source_20_Text">│ <text:s text:c="2"/>├── locales/ <text:s text:c="17"/># Translation files</text:span></text:p>
      <text:p text:style-name="Preformatted_20_Text"><text:span text:style-name="Source_20_Text">│ <text:s text:c="2"/>│ <text:s text:c="2"/>├── en/</text:span></text:p>
      <text:p text:style-name="Preformatted_20_Text"><text:span text:style-name="Source_20_Text">│ <text:s text:c="2"/>│ <text:s text:c="2"/>└── fr/</text:span></text:p>
      <text:p text:style-name="Preformatted_20_Text"><text:span text:style-name="Source_20_Text">│ <text:s text:c="2"/>└── favicon.ico</text:span></text:p>
      <text:p text:style-name="Preformatted_20_Text"><text:span text:style-name="Source_20_Text">├── src/ <text:s text:c="25"/># Source code</text:span></text:p>
      <text:p text:style-name="Preformatted_20_Text"><text:span text:style-name="Source_20_Text">│ <text:s text:c="2"/>├── api/ <text:s text:c="21"/># API integrations</text:span></text:p>
      <text:p text:style-name="Preformatted_20_Text"><text:span text:style-name="Source_20_Text">│ <text:s text:c="2"/>│ <text:s text:c="2"/>├── apiService.js <text:s text:c="8"/># Base API service</text:span></text:p>
      <text:p text:style-name="Preformatted_20_Text"><text:span text:style-name="Source_20_Text">│ <text:s text:c="2"/>│ <text:s text:c="2"/>├── authApi.js</text:span></text:p>
      <text:p text:style-name="Preformatted_20_Text"><text:span text:style-name="Source_20_Text">│ <text:s text:c="2"/>│ <text:s text:c="2"/>├── eventApi.js</text:span></text:p>
      <text:p text:style-name="Preformatted_20_Text"><text:span text:style-name="Source_20_Text">│ <text:s text:c="2"/>│ <text:s text:c="2"/>├── contentApi.js</text:span></text:p>
      <text:p text:style-name="Preformatted_20_Text"><text:span text:style-name="Source_20_Text">│ <text:s text:c="2"/>│ <text:s text:c="2"/>└── contactApi.js</text:span></text:p>
      <text:p text:style-name="Preformatted_20_Text"><text:span text:style-name="Source_20_Text">│ <text:s text:c="2"/>├── components/ <text:s text:c="14"/># Reusable UI components</text:span></text:p>
      <text:p text:style-name="Preformatted_20_Text"><text:span text:style-name="Source_20_Text">│ <text:s text:c="2"/>│ <text:s text:c="2"/>├── common/ <text:s text:c="14"/># Shared components</text:span></text:p>
      <text:p text:style-name="Preformatted_20_Text"><text:span text:style-name="Source_20_Text">│ <text:s text:c="2"/>│ <text:s text:c="2"/>│ <text:s text:c="2"/>├── Header.jsx</text:span></text:p>
      <text:p text:style-name="Preformatted_20_Text"><text:span text:style-name="Source_20_Text">│ <text:s text:c="2"/>│ <text:s text:c="2"/>│ <text:s text:c="2"/>├── Footer.jsx</text:span></text:p>
      <text:p text:style-name="Preformatted_20_Text"><text:span text:style-name="Source_20_Text">│ <text:s text:c="2"/>│ <text:s text:c="2"/>│ <text:s text:c="2"/>├── Navbar.jsx</text:span></text:p>
      <text:p text:style-name="Preformatted_20_Text"><text:span text:style-name="Source_20_Text">│ <text:s text:c="2"/>│ <text:s text:c="2"/>│ <text:s text:c="2"/>├── LanguageSwitcher.jsx</text:span></text:p>
      <text:p text:style-name="Preformatted_20_Text"><text:span text:style-name="Source_20_Text">│ <text:s text:c="2"/>│ <text:s text:c="2"/>│ <text:s text:c="2"/>└── Button.jsx</text:span></text:p>
      <text:p text:style-name="Preformatted_20_Text"><text:span text:style-name="Source_20_Text">│ <text:s text:c="2"/>│ <text:s text:c="2"/>├── home/ <text:s text:c="16"/># Homepage components</text:span></text:p>
      <text:p text:style-name="Preformatted_20_Text"><text:span text:style-name="Source_20_Text">│ <text:s text:c="2"/>│ <text:s text:c="2"/>├── about/ <text:s text:c="15"/># About page components</text:span></text:p>
      <text:p text:style-name="Preformatted_20_Text"><text:span text:style-name="Source_20_Text">│ <text:s text:c="2"/>│ <text:s text:c="2"/>├── services/ <text:s text:c="12"/># Services components</text:span></text:p>
      <text:p text:style-name="Preformatted_20_Text"><text:span text:style-name="Source_20_Text">│ <text:s text:c="2"/>│ <text:s text:c="2"/>├── event/ <text:s text:c="15"/># Event components</text:span></text:p>
      <text:p text:style-name="Preformatted_20_Text"><text:span text:style-name="Source_20_Text">│ <text:s text:c="2"/>│ <text:s text:c="2"/>│ <text:s text:c="2"/>├── EventCard.jsx</text:span></text:p>
      <text:p text:style-name="Preformatted_20_Text"><text:span text:style-name="Source_20_Text">│ <text:s text:c="2"/>│ <text:s text:c="2"/>│ <text:s text:c="2"/>├── SpeakerCard.jsx</text:span></text:p>
      <text:p text:style-name="Preformatted_20_Text"><text:span text:style-name="Source_20_Text">│ <text:s text:c="2"/>│ <text:s text:c="2"/>│ <text:s text:c="2"/>├── PartnerLogo.jsx</text:span></text:p>
      <text:p text:style-name="Preformatted_20_Text"><text:span text:style-name="Source_20_Text">│ <text:s text:c="2"/>│ <text:s text:c="2"/>│ <text:s text:c="2"/>└── RegistrationForm.jsx</text:span></text:p>
      <text:p text:style-name="Preformatted_20_Text"><text:span text:style-name="Source_20_Text">│ <text:s text:c="2"/>│ <text:s text:c="2"/>└── contact/ <text:s text:c="13"/># Contact components</text:span></text:p>
      <text:p text:style-name="Preformatted_20_Text"><text:span text:style-name="Source_20_Text">│ <text:s text:c="2"/>├── controllers/ <text:s text:c="13"/># Controllers</text:span></text:p>
      <text:p text:style-name="Preformatted_20_Text"><text:span text:style-name="Source_20_Text">│ <text:s text:c="2"/>│ <text:s text:c="2"/>├── authController.js</text:span></text:p>
      <text:p text:style-name="Preformatted_20_Text"><text:span text:style-name="Source_20_Text">│ <text:s text:c="2"/>│ <text:s text:c="2"/>├── eventController.js</text:span></text:p>
      <text:p text:style-name="Preformatted_20_Text"><text:span text:style-name="Source_20_Text">│ <text:s text:c="2"/>│ <text:s text:c="2"/>├── contentController.js</text:span></text:p>
      <text:p text:style-name="Preformatted_20_Text"><text:span text:style-name="Source_20_Text">│ <text:s text:c="2"/>│ <text:s text:c="2"/>└── contactController.js</text:span></text:p>
      <text:p text:style-name="Preformatted_20_Text"><text:soft-page-break/><text:span text:style-name="Source_20_Text">│ <text:s text:c="2"/>├── models/ <text:s text:c="18"/># Data models</text:span></text:p>
      <text:p text:style-name="Preformatted_20_Text"><text:span text:style-name="Source_20_Text">│ <text:s text:c="2"/>│ <text:s text:c="2"/>├── userModel.js</text:span></text:p>
      <text:p text:style-name="Preformatted_20_Text"><text:span text:style-name="Source_20_Text">│ <text:s text:c="2"/>│ <text:s text:c="2"/>├── eventModel.js</text:span></text:p>
      <text:p text:style-name="Preformatted_20_Text"><text:span text:style-name="Source_20_Text">│ <text:s text:c="2"/>│ <text:s text:c="2"/>├── speakerModel.js</text:span></text:p>
      <text:p text:style-name="Preformatted_20_Text"><text:span text:style-name="Source_20_Text">│ <text:s text:c="2"/>│ <text:s text:c="2"/>├── partnerModel.js</text:span></text:p>
      <text:p text:style-name="Preformatted_20_Text"><text:span text:style-name="Source_20_Text">│ <text:s text:c="2"/>│ <text:s text:c="2"/>├── serviceModel.js</text:span></text:p>
      <text:p text:style-name="Preformatted_20_Text"><text:span text:style-name="Source_20_Text">│ <text:s text:c="2"/>│ <text:s text:c="2"/>└── contactModel.js</text:span></text:p>
      <text:p text:style-name="Preformatted_20_Text"><text:span text:style-name="Source_20_Text">│ <text:s text:c="2"/>├── pages/ <text:s text:c="19"/># Page components</text:span></text:p>
      <text:p text:style-name="Preformatted_20_Text"><text:span text:style-name="Source_20_Text">│ <text:s text:c="2"/>│ <text:s text:c="2"/>├── Home.jsx</text:span></text:p>
      <text:p text:style-name="Preformatted_20_Text"><text:span text:style-name="Source_20_Text">│ <text:s text:c="2"/>│ <text:s text:c="2"/>├── About.jsx</text:span></text:p>
      <text:p text:style-name="Preformatted_20_Text"><text:span text:style-name="Source_20_Text">│ <text:s text:c="2"/>│ <text:s text:c="2"/>├── Services.jsx</text:span></text:p>
      <text:p text:style-name="Preformatted_20_Text"><text:span text:style-name="Source_20_Text">│ <text:s text:c="2"/>│ <text:s text:c="2"/>├── EventMain.jsx</text:span></text:p>
      <text:p text:style-name="Preformatted_20_Text"><text:span text:style-name="Source_20_Text">│ <text:s text:c="2"/>│ <text:s text:c="2"/>├── EventSchedule.jsx</text:span></text:p>
      <text:p text:style-name="Preformatted_20_Text"><text:span text:style-name="Source_20_Text">│ <text:s text:c="2"/>│ <text:s text:c="2"/>├── Speakers.jsx</text:span></text:p>
      <text:p text:style-name="Preformatted_20_Text"><text:span text:style-name="Source_20_Text">│ <text:s text:c="2"/>│ <text:s text:c="2"/>├── Partners.jsx</text:span></text:p>
      <text:p text:style-name="Preformatted_20_Text"><text:span text:style-name="Source_20_Text">│ <text:s text:c="2"/>│ <text:s text:c="2"/>├── Registration.jsx</text:span></text:p>
      <text:p text:style-name="Preformatted_20_Text"><text:span text:style-name="Source_20_Text">│ <text:s text:c="2"/>│ <text:s text:c="2"/>└── Contact.jsx</text:span></text:p>
      <text:p text:style-name="Preformatted_20_Text"><text:span text:style-name="Source_20_Text">│ <text:s text:c="2"/>├── services/ <text:s text:c="16"/># Business logic services</text:span></text:p>
      <text:p text:style-name="Preformatted_20_Text"><text:span text:style-name="Source_20_Text">│ <text:s text:c="2"/>│ <text:s text:c="2"/>├── authService.js</text:span></text:p>
      <text:p text:style-name="Preformatted_20_Text"><text:span text:style-name="Source_20_Text">│ <text:s text:c="2"/>│ <text:s text:c="2"/>├── eventService.js</text:span></text:p>
      <text:p text:style-name="Preformatted_20_Text"><text:span text:style-name="Source_20_Text">│ <text:s text:c="2"/>│ <text:s text:c="2"/>├── localizationService.js</text:span></text:p>
      <text:p text:style-name="Preformatted_20_Text"><text:span text:style-name="Source_20_Text">│ <text:s text:c="2"/>│ <text:s text:c="2"/>└── analyticsService.js</text:span></text:p>
      <text:p text:style-name="Preformatted_20_Text"><text:span text:style-name="Source_20_Text">│ <text:s text:c="2"/>├── styles/ <text:s text:c="18"/># CSS/SCSS files</text:span></text:p>
      <text:p text:style-name="Preformatted_20_Text"><text:span text:style-name="Source_20_Text">│ <text:s text:c="2"/>│ <text:s text:c="2"/>├── global.css <text:s text:c="11"/># Global styles</text:span></text:p>
      <text:p text:style-name="Preformatted_20_Text"><text:span text:style-name="Source_20_Text">│ <text:s text:c="2"/>│ <text:s text:c="2"/>├── variables.css <text:s text:c="8"/># CSS variables</text:span></text:p>
      <text:p text:style-name="Preformatted_20_Text"><text:span text:style-name="Source_20_Text">│ <text:s text:c="2"/>│ <text:s text:c="2"/>└── components/ <text:s text:c="10"/># Component-specific styles</text:span></text:p>
      <text:p text:style-name="Preformatted_20_Text"><text:span text:style-name="Source_20_Text">│ <text:s text:c="2"/>├── utils/ <text:s text:c="19"/># Utility functions</text:span></text:p>
      <text:p text:style-name="Preformatted_20_Text"><text:span text:style-name="Source_20_Text">│ <text:s text:c="2"/>│ <text:s text:c="2"/>├── validation.js</text:span></text:p>
      <text:p text:style-name="Preformatted_20_Text"><text:span text:style-name="Source_20_Text">│ <text:s text:c="2"/>│ <text:s text:c="2"/>├── formatting.js</text:span></text:p>
      <text:p text:style-name="Preformatted_20_Text"><text:span text:style-name="Source_20_Text">│ <text:s text:c="2"/>│ <text:s text:c="2"/>└── helpers.js</text:span></text:p>
      <text:p text:style-name="Preformatted_20_Text"><text:span text:style-name="Source_20_Text">│ <text:s text:c="2"/>├── App.jsx <text:s text:c="18"/># Main application component</text:span></text:p>
      <text:p text:style-name="Preformatted_20_Text"><text:span text:style-name="Source_20_Text">│ <text:s text:c="2"/>├── main.jsx <text:s text:c="17"/># Entry point</text:span></text:p>
      <text:p text:style-name="Preformatted_20_Text"><text:span text:style-name="Source_20_Text">│ <text:s text:c="2"/>└── routes.jsx <text:s text:c="15"/># Route definitions</text:span></text:p>
      <text:p text:style-name="Preformatted_20_Text"><text:span text:style-name="Source_20_Text">├── tests/ <text:s text:c="23"/># Testing files</text:span></text:p>
      <text:p text:style-name="Preformatted_20_Text"><text:span text:style-name="Source_20_Text">│ <text:s text:c="2"/>├── unit/</text:span></text:p>
      <text:p text:style-name="Preformatted_20_Text"><text:span text:style-name="Source_20_Text">│ <text:s text:c="2"/>├── integration/</text:span></text:p>
      <text:p text:style-name="Preformatted_20_Text"><text:span text:style-name="Source_20_Text">│ <text:s text:c="2"/>└── e2e/</text:span></text:p>
      <text:p text:style-name="Preformatted_20_Text"><text:span text:style-name="Source_20_Text">├── .gitignore</text:span></text:p>
      <text:p text:style-name="Preformatted_20_Text"><text:span text:style-name="Source_20_Text">├── .eslintrc.js</text:span></text:p>
      <text:p text:style-name="Preformatted_20_Text"><text:span text:style-name="Source_20_Text">├── package.json</text:span></text:p>
      <text:p text:style-name="Preformatted_20_Text"><text:span text:style-name="Source_20_Text">├── vite.config.js</text:span></text:p>
      <text:p text:style-name="Preformatted_20_Text"><text:span text:style-name="Source_20_Text">└── README.md</text:span></text:p>
      <text:p text:style-name="P11"/>
      <text:h text:style-name="Heading_20_2" text:outline-level="2">Implementation Details</text:h>
      <text:h text:style-name="Heading_20_3" text:outline-level="3">Key React Components and Pages</text:h>
      <text:list text:style-name="L6">
        <text:list-item>
          <text:p text:style-name="P12"><text:span text:style-name="Strong_20_Emphasis">Homepage (</text:span><text:span text:style-name="Strong_20_Emphasis"><text:span text:style-name="Source_20_Text">Home.jsx</text:span></text:span><text:span text:style-name="Strong_20_Emphasis">):</text:span></text:p>
          <text:list>
            <text:list-item>
              <text:p text:style-name="P13">Hero section with company introduction and event promotion </text:p>
            </text:list-item>
            <text:list-item>
              <text:p text:style-name="P13">Latest news and events </text:p>
            </text:list-item>
            <text:list-item>
              <text:p text:style-name="P13">Services highlights </text:p>
            </text:list-item>
            <text:list-item>
              <text:p text:style-name="P13">Call to action buttons for event registration </text:p>
            </text:list-item>
          </text:list>
        </text:list-item>
        <text:list-item>
          <text:p text:style-name="P12"><text:span text:style-name="Strong_20_Emphasis">About Pages:</text:span></text:p>
          <text:list>
            <text:list-item>
              <text:p text:style-name="P13">Company history, mission, and values </text:p>
            </text:list-item>
            <text:list-item>
              <text:p text:style-name="P13">Team members with profiles </text:p>
            </text:list-item>
            <text:list-item>
              <text:p text:style-name="P13">Growth and achievements timeline </text:p>
            </text:list-item>
          </text:list>
        </text:list-item>
        <text:list-item>
          <text:p text:style-name="P12"><text:span text:style-name="Strong_20_Emphasis">Services Pages:</text:span></text:p>
          <text:list>
            <text:list-item>
              <text:p text:style-name="P13"><text:soft-page-break/>Mobile/web app development showcase </text:p>
            </text:list-item>
            <text:list-item>
              <text:p text:style-name="P13">VR/AR solutions description </text:p>
            </text:list-item>
            <text:list-item>
              <text:p text:style-name="P13">Technology promotion services </text:p>
            </text:list-item>
            <text:list-item>
              <text:p text:style-name="P13">Consulting services </text:p>
            </text:list-item>
          </text:list>
        </text:list-item>
        <text:list-item>
          <text:p text:style-name="P12"><text:span text:style-name="Strong_20_Emphasis">Event Pages:</text:span></text:p>
          <text:list>
            <text:list-item>
              <text:p text:style-name="P13">Event overview and schedule </text:p>
            </text:list-item>
            <text:list-item>
              <text:p text:style-name="P13">Speaker profiles and presentations </text:p>
            </text:list-item>
            <text:list-item>
              <text:p text:style-name="P13">Partner and sponsor showcase </text:p>
            </text:list-item>
            <text:list-item>
              <text:p text:style-name="P13">Registration form and information </text:p>
            </text:list-item>
          </text:list>
        </text:list-item>
        <text:list-item>
          <text:p text:style-name="P12"><text:span text:style-name="Strong_20_Emphasis">Contact Page:</text:span></text:p>
          <text:list>
            <text:list-item>
              <text:p text:style-name="P13">Contact form </text:p>
            </text:list-item>
            <text:list-item>
              <text:p text:style-name="P13">Office location with map </text:p>
            </text:list-item>
            <text:list-item>
              <text:p text:style-name="P13">Direct contact information </text:p>
            </text:list-item>
            <text:list-item>
              <text:p text:style-name="P12">FAQ section </text:p>
            </text:list-item>
          </text:list>
        </text:list-item>
      </text:list>
      <text:h text:style-name="Heading_20_3" text:outline-level="3">Data Flow and State Management</text:h>
      <text:p text:style-name="Preformatted_20_Text"><text:span text:style-name="Source_20_Text">flowchart TD</text:span></text:p>
      <text:p text:style-name="Preformatted_20_Text"><text:span text:style-name="Source_20_Text"><text:s text:c="4"/>A[User Interface] --&gt; B[Controllers]</text:span></text:p>
      <text:p text:style-name="Preformatted_20_Text"><text:span text:style-name="Source_20_Text"><text:s text:c="4"/>B --&gt; C{API Request?}</text:span></text:p>
      <text:p text:style-name="Preformatted_20_Text"><text:span text:style-name="Source_20_Text"><text:s text:c="4"/>C -- Yes --&gt; D[API Service]</text:span></text:p>
      <text:p text:style-name="Preformatted_20_Text"><text:span text:style-name="Source_20_Text"><text:s text:c="4"/>D --&gt; E[External API/Backend]</text:span></text:p>
      <text:p text:style-name="Preformatted_20_Text"><text:span text:style-name="Source_20_Text"><text:s text:c="4"/>E --&gt; D</text:span></text:p>
      <text:p text:style-name="Preformatted_20_Text"><text:span text:style-name="Source_20_Text"><text:s text:c="4"/>D --&gt; B</text:span></text:p>
      <text:p text:style-name="Preformatted_20_Text"><text:span text:style-name="Source_20_Text"><text:s text:c="4"/>C -- No --&gt; F[Local State Update]</text:span></text:p>
      <text:p text:style-name="Preformatted_20_Text"><text:span text:style-name="Source_20_Text"><text:s text:c="4"/>F --&gt; B</text:span></text:p>
      <text:p text:style-name="Preformatted_20_Text"><text:span text:style-name="Source_20_Text"><text:s text:c="4"/>B --&gt; G[Models]</text:span></text:p>
      <text:p text:style-name="Preformatted_20_Text"><text:span text:style-name="Source_20_Text"><text:s text:c="4"/>G --&gt; H[View Components]</text:span></text:p>
      <text:p text:style-name="Preformatted_20_Text"><text:span text:style-name="Source_20_Text"><text:s text:c="4"/>H --&gt; A</text:span></text:p>
      <text:p text:style-name="Preformatted_20_Text"><text:span text:style-name="Source_20_Text"><text:s text:c="4"/></text:span></text:p>
      <text:p text:style-name="Preformatted_20_Text"><text:span text:style-name="Source_20_Text"><text:s text:c="4"/>I[Browser Storage] &lt;--&gt; B</text:span></text:p>
      <text:p text:style-name="Preformatted_20_Text"><text:span text:style-name="Source_20_Text"><text:s text:c="4"/>J[Language Selection] --&gt; K[Localization Service]</text:span></text:p>
      <text:p text:style-name="Preformatted_20_Text"><text:span text:style-name="Source_20_Text"><text:s text:c="4"/>K --&gt; H</text:span></text:p>
      <text:p text:style-name="Preformatted_20_Text"><text:span text:style-name="Source_20_Text"><text:s text:c="4"/></text:span></text:p>
      <text:p text:style-name="Preformatted_20_Text"><text:span text:style-name="Source_20_Text"><text:s text:c="4"/>L[Form Submission] --&gt; M[Validation]</text:span></text:p>
      <text:p text:style-name="Preformatted_20_Text"><text:span text:style-name="Source_20_Text"><text:s text:c="4"/>M --&gt; D</text:span></text:p>
      <text:p text:style-name="P11"/>
      <text:h text:style-name="Heading_20_2" text:outline-level="2">Technical Recommendations</text:h>
      <text:list text:style-name="L7">
        <text:list-item>
          <text:p text:style-name="P14"><text:span text:style-name="Strong_20_Emphasis">Frontend Technologies:</text:span></text:p>
          <text:list>
            <text:list-item>
              <text:p text:style-name="P15">React 18+ with functional components and hooks </text:p>
            </text:list-item>
            <text:list-item>
              <text:p text:style-name="P15">Vite for faster development and builds </text:p>
            </text:list-item>
            <text:list-item>
              <text:p text:style-name="P15">React Router for navigation </text:p>
            </text:list-item>
            <text:list-item>
              <text:p text:style-name="P15">State management with Context API or Redux Toolkit </text:p>
            </text:list-item>
            <text:list-item>
              <text:p text:style-name="P15">Styled Components or Tailwind CSS for styling </text:p>
            </text:list-item>
            <text:list-item>
              <text:p text:style-name="P15">i18next for localization </text:p>
            </text:list-item>
          </text:list>
        </text:list-item>
        <text:list-item>
          <text:p text:style-name="P14"><text:span text:style-name="Strong_20_Emphasis">Backend Integration:</text:span></text:p>
          <text:list>
            <text:list-item>
              <text:p text:style-name="P15">RESTful API design for data operations </text:p>
            </text:list-item>
            <text:list-item>
              <text:p text:style-name="P15">JWT authentication for secure access </text:p>
            </text:list-item>
            <text:list-item>
              <text:p text:style-name="P15">Consider headless CMS (Strapi, Contentful) for content management </text:p>
            </text:list-item>
            <text:list-item>
              <text:p text:style-name="P15">Firebase for quick prototyping and authentication </text:p>
            </text:list-item>
          </text:list>
        </text:list-item>
        <text:list-item>
          <text:p text:style-name="P14"><text:span text:style-name="Strong_20_Emphasis">Performance Optimization:</text:span></text:p>
          <text:list>
            <text:list-item>
              <text:p text:style-name="P15"><text:soft-page-break/>Code splitting for faster initial load </text:p>
            </text:list-item>
            <text:list-item>
              <text:p text:style-name="P15">Lazy loading for images and components </text:p>
            </text:list-item>
            <text:list-item>
              <text:p text:style-name="P15">Server-side rendering or static site generation for SEO </text:p>
            </text:list-item>
            <text:list-item>
              <text:p text:style-name="P15">Caching strategies for API responses </text:p>
            </text:list-item>
          </text:list>
        </text:list-item>
        <text:list-item>
          <text:p text:style-name="P14"><text:span text:style-name="Strong_20_Emphasis">Deployment and DevOps:</text:span></text:p>
          <text:list>
            <text:list-item>
              <text:p text:style-name="P15">CI/CD pipeline with GitHub Actions </text:p>
            </text:list-item>
            <text:list-item>
              <text:p text:style-name="P15">Docker containerization for consistent environments </text:p>
            </text:list-item>
            <text:list-item>
              <text:p text:style-name="P15">Netlify, Vercel, or AWS Amplify for frontend hosting </text:p>
            </text:list-item>
            <text:list-item>
              <text:p text:style-name="P14">Automated testing before deployment </text:p>
            </text:list-item>
          </text:list>
        </text:list-item>
      </text:list>
      <text:h text:style-name="Heading_20_2" text:outline-level="2">Implementation Timeline</text:h>
      <text:list text:style-name="L8">
        <text:list-item>
          <text:p text:style-name="P16"><text:span text:style-name="Strong_20_Emphasis">Phase 1: Core Setup (1-2 weeks)</text:span></text:p>
          <text:list>
            <text:list-item>
              <text:p text:style-name="P17">Project initialization with Vite </text:p>
            </text:list-item>
            <text:list-item>
              <text:p text:style-name="P17">Basic architecture implementation </text:p>
            </text:list-item>
            <text:list-item>
              <text:p text:style-name="P17">Routing setup and navigation structure </text:p>
            </text:list-item>
            <text:list-item>
              <text:p text:style-name="P17">Component library foundation </text:p>
            </text:list-item>
          </text:list>
        </text:list-item>
        <text:list-item>
          <text:p text:style-name="P16"><text:span text:style-name="Strong_20_Emphasis">Phase 2: Core Pages (2-3 weeks)</text:span></text:p>
          <text:list>
            <text:list-item>
              <text:p text:style-name="P17">Homepage development </text:p>
            </text:list-item>
            <text:list-item>
              <text:p text:style-name="P17">About section implementation </text:p>
            </text:list-item>
            <text:list-item>
              <text:p text:style-name="P17">Services pages </text:p>
            </text:list-item>
            <text:list-item>
              <text:p text:style-name="P17">Basic contact form </text:p>
            </text:list-item>
          </text:list>
        </text:list-item>
        <text:list-item>
          <text:p text:style-name="P16"><text:span text:style-name="Strong_20_Emphasis">Phase 3: Event Features (2-3 weeks)</text:span></text:p>
          <text:list>
            <text:list-item>
              <text:p text:style-name="P17">Event pages and registration system </text:p>
            </text:list-item>
            <text:list-item>
              <text:p text:style-name="P17">Speaker and partner showcases </text:p>
            </text:list-item>
            <text:list-item>
              <text:p text:style-name="P17">Schedule display </text:p>
            </text:list-item>
            <text:list-item>
              <text:p text:style-name="P17">Registration workflow </text:p>
            </text:list-item>
          </text:list>
        </text:list-item>
        <text:list-item>
          <text:p text:style-name="P16"><text:span text:style-name="Strong_20_Emphasis">Phase 4: Enhancement (2 weeks)</text:span></text:p>
          <text:list>
            <text:list-item>
              <text:p text:style-name="P17">Localization implementation </text:p>
            </text:list-item>
            <text:list-item>
              <text:p text:style-name="P17">Responsive design refinement </text:p>
            </text:list-item>
            <text:list-item>
              <text:p text:style-name="P17">Performance optimization </text:p>
            </text:list-item>
            <text:list-item>
              <text:p text:style-name="P17">SEO improvements </text:p>
            </text:list-item>
          </text:list>
        </text:list-item>
        <text:list-item>
          <text:p text:style-name="P16"><text:span text:style-name="Strong_20_Emphasis">Phase 5: Testing and Launch (1-2 weeks)</text:span></text:p>
          <text:list>
            <text:list-item>
              <text:p text:style-name="P17">Cross-browser testing </text:p>
            </text:list-item>
            <text:list-item>
              <text:p text:style-name="P17">Accessibility validation </text:p>
            </text:list-item>
            <text:list-item>
              <text:p text:style-name="P17">Performance testing </text:p>
            </text:list-item>
            <text:list-item>
              <text:p text:style-name="P16">Deployment </text:p>
            </text:list-item>
          </text:list>
        </text:list-item>
      </text:list>
      <text:p text:style-name="Text_20_body">Would you like me to elaborate on any specific part of this plan, or would you prefer more technical details for any particular section?</text:p>
      <text:p text:style-name="P18">Yes, Node.js is an excellent choice for your backend with React+Vite frontend. Using Node.js creates a full JavaScript stack which streamlines development since you can use the same language throughout your project. Let me provide guidance on setting up this architecture and hosting it on Render.</text:p>
      <text:h text:style-name="P19" text:outline-level="2">Node.js Backend for Your Thunder Technology Project</text:h>
      <text:h text:style-name="P20" text:outline-level="3">Backend Architecture with Node.js</text:h>
      <text:p text:style-name="P21"><text:span text:style-name="Source_20_Text">flowchart TD</text:span></text:p>
      <text:p text:style-name="P21"><text:span text:style-name="Source_20_Text"><text:s text:c="4"/>A[Client/React Frontend] &lt;--&gt; B[API Layer/Express.js]</text:span></text:p>
      <text:p text:style-name="P21"><text:span text:style-name="Source_20_Text"><text:s text:c="4"/>B &lt;--&gt; C[Controllers]</text:span></text:p>
      <text:p text:style-name="P21"><text:span text:style-name="Source_20_Text"><text:s text:c="4"/>C &lt;--&gt; D[Services]</text:span></text:p>
      <text:p text:style-name="P21"><text:span text:style-name="Source_20_Text"><text:s text:c="4"/>D &lt;--&gt; E[Models]</text:span></text:p>
      <text:p text:style-name="P21"><text:span text:style-name="Source_20_Text"><text:s text:c="4"/>E &lt;--&gt; F[(Database)]</text:span></text:p>
      <text:p text:style-name="P21"><text:span text:style-name="Source_20_Text"><text:s text:c="4"/></text:span></text:p>
      <text:p text:style-name="P21"><text:span text:style-name="Source_20_Text"><text:s text:c="4"/>B &lt;--&gt; G[Auth Middleware]</text:span></text:p>
      <text:p text:style-name="P21"><text:span text:style-name="Source_20_Text"><text:s text:c="4"/>B &lt;--&gt; H[Validation Middleware]</text:span></text:p>
      <text:p text:style-name="P21"><text:span text:style-name="Source_20_Text"><text:s text:c="4"/>B &lt;--&gt; I[Localization Middleware]</text:span></text:p>
      <text:p text:style-name="P21"><text:span text:style-name="Source_20_Text"><text:s text:c="4"/></text:span></text:p>
      <text:p text:style-name="P21"><text:span text:style-name="Source_20_Text"><text:s text:c="4"/>J[External Services] &lt;--&gt; D</text:span></text:p>
      <text:p text:style-name="P21"/>
      <text:h text:style-name="P20" text:outline-level="3">Node.js Backend Structure</text:h>
      <text:p text:style-name="P21"><text:span text:style-name="Source_20_Text">thunder-tech-backend/</text:span></text:p>
      <text:p text:style-name="P21"><text:span text:style-name="Source_20_Text">├── config/ <text:s text:c="20"/># Configuration files</text:span></text:p>
      <text:p text:style-name="P21"><text:span text:style-name="Source_20_Text">│ <text:s text:c="2"/>├── database.js <text:s text:c="12"/># Database connection</text:span></text:p>
      <text:p text:style-name="P21"><text:span text:style-name="Source_20_Text">│ <text:s text:c="2"/>├── server.js <text:s text:c="14"/># Server configuration</text:span></text:p>
      <text:p text:style-name="P21"><text:span text:style-name="Source_20_Text">│ <text:s text:c="2"/>└── env.js <text:s text:c="17"/># Environment variables</text:span></text:p>
      <text:p text:style-name="P21"><text:span text:style-name="Source_20_Text">├── controllers/ <text:s text:c="15"/># Request handlers</text:span></text:p>
      <text:p text:style-name="P21"><text:span text:style-name="Source_20_Text">│ <text:s text:c="2"/>├── authController.js <text:s text:c="6"/># Authentication logic</text:span></text:p>
      <text:p text:style-name="P21"><text:span text:style-name="Source_20_Text">│ <text:s text:c="2"/>├── userController.js <text:s text:c="6"/># User management</text:span></text:p>
      <text:p text:style-name="P21"><text:span text:style-name="Source_20_Text">│ <text:s text:c="2"/>├── eventController.js <text:s text:c="5"/># Event management</text:span></text:p>
      <text:p text:style-name="P21"><text:span text:style-name="Source_20_Text">│ <text:s text:c="2"/>├── speakerController.js <text:s text:c="3"/># Speaker management</text:span></text:p>
      <text:p text:style-name="P21"><text:span text:style-name="Source_20_Text">│ <text:s text:c="2"/>├── partnerController.js <text:s text:c="3"/># Partner management</text:span></text:p>
      <text:p text:style-name="P21"><text:span text:style-name="Source_20_Text">│ <text:s text:c="2"/>└── contactController.js <text:s text:c="3"/># Contact form handling</text:span></text:p>
      <text:p text:style-name="P21"><text:span text:style-name="Source_20_Text">├── middleware/ <text:s text:c="16"/># Middleware functions</text:span></text:p>
      <text:p text:style-name="P21"><text:span text:style-name="Source_20_Text">│ <text:s text:c="2"/>├── auth.js <text:s text:c="16"/># Authentication middleware</text:span></text:p>
      <text:p text:style-name="P21"><text:span text:style-name="Source_20_Text">│ <text:s text:c="2"/>├── validation.js <text:s text:c="10"/># Request validation</text:span></text:p>
      <text:p text:style-name="P21"><text:span text:style-name="Source_20_Text">│ <text:s text:c="2"/>├── errorHandler.js <text:s text:c="8"/># Error handling</text:span></text:p>
      <text:p text:style-name="P21"><text:span text:style-name="Source_20_Text">│ <text:s text:c="2"/>└── localization.js <text:s text:c="8"/># Language handling</text:span></text:p>
      <text:p text:style-name="P21"><text:span text:style-name="Source_20_Text">├── models/ <text:s text:c="20"/># Data models</text:span></text:p>
      <text:p text:style-name="P21"><text:span text:style-name="Source_20_Text">│ <text:s text:c="2"/>├── User.js</text:span></text:p>
      <text:p text:style-name="P21"><text:span text:style-name="Source_20_Text">│ <text:s text:c="2"/>├── Event.js</text:span></text:p>
      <text:p text:style-name="P21"><text:span text:style-name="Source_20_Text">│ <text:s text:c="2"/>├── Speaker.js</text:span></text:p>
      <text:p text:style-name="P21"><text:soft-page-break/><text:span text:style-name="Source_20_Text">│ <text:s text:c="2"/>├── Partner.js</text:span></text:p>
      <text:p text:style-name="P21"><text:span text:style-name="Source_20_Text">│ <text:s text:c="2"/>└── Contact.js</text:span></text:p>
      <text:p text:style-name="P21"><text:span text:style-name="Source_20_Text">├── routes/ <text:s text:c="20"/># API routes</text:span></text:p>
      <text:p text:style-name="P21"><text:span text:style-name="Source_20_Text">│ <text:s text:c="2"/>├── api.js <text:s text:c="17"/># Main API router</text:span></text:p>
      <text:p text:style-name="P21"><text:span text:style-name="Source_20_Text">│ <text:s text:c="2"/>├── auth.js <text:s text:c="16"/># Authentication routes</text:span></text:p>
      <text:p text:style-name="P21"><text:span text:style-name="Source_20_Text">│ <text:s text:c="2"/>├── users.js <text:s text:c="15"/># User routes</text:span></text:p>
      <text:p text:style-name="P21"><text:span text:style-name="Source_20_Text">│ <text:s text:c="2"/>├── events.js <text:s text:c="14"/># Event routes</text:span></text:p>
      <text:p text:style-name="P21"><text:span text:style-name="Source_20_Text">│ <text:s text:c="2"/>└── contact.js <text:s text:c="13"/># Contact routes</text:span></text:p>
      <text:p text:style-name="P21"><text:span text:style-name="Source_20_Text">├── services/ <text:s text:c="18"/># Business logic</text:span></text:p>
      <text:p text:style-name="P21"><text:span text:style-name="Source_20_Text">│ <text:s text:c="2"/>├── emailService.js <text:s text:c="8"/># Email functionality</text:span></text:p>
      <text:p text:style-name="P21"><text:span text:style-name="Source_20_Text">│ <text:s text:c="2"/>├── fileUploadService.js <text:s text:c="3"/># File uploads</text:span></text:p>
      <text:p text:style-name="P21"><text:span text:style-name="Source_20_Text">│ <text:s text:c="2"/>└── analyticsService.js <text:s text:c="4"/># Analytics tracking</text:span></text:p>
      <text:p text:style-name="P21"><text:span text:style-name="Source_20_Text">├── utils/ <text:s text:c="21"/># Helper functions</text:span></text:p>
      <text:p text:style-name="P21"><text:span text:style-name="Source_20_Text">│ <text:s text:c="2"/>├── validation.js <text:s text:c="10"/># Input validation</text:span></text:p>
      <text:p text:style-name="P21"><text:span text:style-name="Source_20_Text">│ <text:s text:c="2"/>├── formatting.js <text:s text:c="10"/># Data formatting</text:span></text:p>
      <text:p text:style-name="P21"><text:span text:style-name="Source_20_Text">│ <text:s text:c="2"/>└── logger.js <text:s text:c="14"/># Logging</text:span></text:p>
      <text:p text:style-name="P21"><text:span text:style-name="Source_20_Text">├── uploads/ <text:s text:c="19"/># Uploaded files storage</text:span></text:p>
      <text:p text:style-name="P21"><text:span text:style-name="Source_20_Text">├── .env <text:s text:c="23"/># Environment variables</text:span></text:p>
      <text:p text:style-name="P21"><text:span text:style-name="Source_20_Text">├── .gitignore</text:span></text:p>
      <text:p text:style-name="P21"><text:span text:style-name="Source_20_Text">├── package.json</text:span></text:p>
      <text:p text:style-name="P21"><text:span text:style-name="Source_20_Text">├── server.js <text:s text:c="18"/># Entry point</text:span></text:p>
      <text:p text:style-name="P21"><text:span text:style-name="Source_20_Text">└── README.md</text:span></text:p>
      <text:p text:style-name="P21"/>
      <text:h text:style-name="P19" text:outline-level="2">Integration Between React Frontend and Node.js Backend</text:h>
      <text:h text:style-name="P20" text:outline-level="3">Development Setup</text:h>
      <text:list text:style-name="L9">
        <text:list-item>
          <text:p text:style-name="P22"><text:span text:style-name="Strong_20_Emphasis">Separate Repositories Approach:</text:span></text:p>
          <text:list>
            <text:list-item>
              <text:p text:style-name="P23">Keep frontend (React+Vite) and backend (Node.js) as separate repositories </text:p>
            </text:list-item>
            <text:list-item>
              <text:p text:style-name="P23">During development, configure CORS to allow cross-origin requests </text:p>
            </text:list-item>
          </text:list>
        </text:list-item>
        <text:list-item>
          <text:p text:style-name="P22"><text:span text:style-name="Strong_20_Emphasis">Environment Configuration:</text:span></text:p>
          <text:p text:style-name="P24"><text:span text:style-name="Source_20_Text">// Frontend .env</text:span></text:p>
          <text:p text:style-name="P24"><text:span text:style-name="Source_20_Text">VITE_API_URL=http://localhost:5000/api</text:span></text:p>
          <text:p text:style-name="P24"/>
          <text:p text:style-name="P24"><text:span text:style-name="Source_20_Text">// Backend .env</text:span></text:p>
          <text:p text:style-name="P24"><text:span text:style-name="Source_20_Text">PORT=5000</text:span></text:p>
          <text:p text:style-name="P24"><text:span text:style-name="Source_20_Text">FRONTEND_URL=http://localhost:3000</text:span></text:p>
        </text:list-item>
        <text:list-item>
          <text:p text:style-name="P22"><text:span text:style-name="Strong_20_Emphasis">API Communication:</text:span></text:p>
          <text:p text:style-name="P24"><text:span text:style-name="Source_20_Text">// Frontend API service example</text:span></text:p>
          <text:p text:style-name="P24"><text:span text:style-name="Source_20_Text">import axios from 'axios';</text:span></text:p>
          <text:p text:style-name="P24"/>
          <text:p text:style-name="P24"><text:span text:style-name="Source_20_Text">const API_URL = import.meta.env.VITE_API_URL;</text:span></text:p>
          <text:p text:style-name="P24"/>
          <text:p text:style-name="P24"><text:soft-page-break/><text:span text:style-name="Source_20_Text">export const apiService = axios.create({</text:span></text:p>
          <text:p text:style-name="P24"><text:span text:style-name="Source_20_Text"><text:s text:c="2"/>baseURL: API_URL,</text:span></text:p>
          <text:p text:style-name="P24"><text:span text:style-name="Source_20_Text"><text:s text:c="2"/>headers: {</text:span></text:p>
          <text:p text:style-name="P24"><text:span text:style-name="Source_20_Text"><text:s text:c="4"/>'Content-Type': 'application/json'</text:span></text:p>
          <text:p text:style-name="P24"><text:span text:style-name="Source_20_Text"><text:s text:c="2"/>}</text:span></text:p>
          <text:p text:style-name="P24"><text:span text:style-name="Source_20_Text">});</text:span></text:p>
          <text:p text:style-name="P24"/>
          <text:p text:style-name="P24"><text:span text:style-name="Source_20_Text">// Add auth interceptors</text:span></text:p>
          <text:p text:style-name="P24"><text:span text:style-name="Source_20_Text">apiService.interceptors.request.use(config =&gt; {</text:span></text:p>
          <text:p text:style-name="P24"><text:span text:style-name="Source_20_Text"><text:s text:c="2"/>const token = localStorage.getItem('token');</text:span></text:p>
          <text:p text:style-name="P24"><text:span text:style-name="Source_20_Text"><text:s text:c="2"/>if (token) {</text:span></text:p>
          <text:p text:style-name="P24"><text:span text:style-name="Source_20_Text"><text:s text:c="4"/>config.headers.Authorization = `Bearer ${token}`;</text:span></text:p>
          <text:p text:style-name="P24"><text:span text:style-name="Source_20_Text"><text:s text:c="2"/>}</text:span></text:p>
          <text:p text:style-name="P24"><text:span text:style-name="Source_20_Text"><text:s text:c="2"/>return config;</text:span></text:p>
          <text:p text:style-name="P24"><text:span text:style-name="Source_20_Text">});</text:span></text:p>
        </text:list-item>
      </text:list>
      <text:h text:style-name="P19" text:outline-level="2">Hosting on Render</text:h>
      <text:p text:style-name="Text_20_body">Render is an excellent choice for hosting both your frontend and backend services for free. Here's how to set it up:</text:p>
      <text:h text:style-name="P20" text:outline-level="3">Frontend Hosting (React+Vite)</text:h>
      <text:list text:style-name="L10">
        <text:list-item>
          <text:p text:style-name="P25"><text:span text:style-name="Strong_20_Emphasis">Configure Vite for Production:</text:span></text:p>
          <text:p text:style-name="P26"><text:span text:style-name="Source_20_Text">// vite.config.js</text:span></text:p>
          <text:p text:style-name="P26"><text:span text:style-name="Source_20_Text">export default defineConfig({</text:span></text:p>
          <text:p text:style-name="P26"><text:span text:style-name="Source_20_Text"><text:s text:c="2"/>plugins: [react()],</text:span></text:p>
          <text:p text:style-name="P26"><text:span text:style-name="Source_20_Text"><text:s text:c="2"/>build: {</text:span></text:p>
          <text:p text:style-name="P26"><text:span text:style-name="Source_20_Text"><text:s text:c="4"/>outDir: 'dist',</text:span></text:p>
          <text:p text:style-name="P26"><text:span text:style-name="Source_20_Text"><text:s text:c="4"/>minify: 'terser',</text:span></text:p>
          <text:p text:style-name="P26"><text:span text:style-name="Source_20_Text"><text:s text:c="4"/>sourcemap: false</text:span></text:p>
          <text:p text:style-name="P26"><text:span text:style-name="Source_20_Text"><text:s text:c="2"/>}</text:span></text:p>
          <text:p text:style-name="P26"><text:span text:style-name="Source_20_Text">});</text:span></text:p>
        </text:list-item>
        <text:list-item>
          <text:p text:style-name="P25"><text:span text:style-name="Strong_20_Emphasis">Create a </text:span><text:span text:style-name="Strong_20_Emphasis"><text:span text:style-name="Source_20_Text">render.yaml</text:span></text:span><text:span text:style-name="Strong_20_Emphasis"> file in your frontend project:</text:span></text:p>
          <text:p text:style-name="P26"><text:span text:style-name="Source_20_Text">services:</text:span></text:p>
          <text:p text:style-name="P26"><text:span text:style-name="Source_20_Text"><text:s text:c="2"/>- type: web</text:span></text:p>
          <text:p text:style-name="P26"><text:span text:style-name="Source_20_Text"><text:s text:c="4"/>name: thunder-tech-frontend</text:span></text:p>
          <text:p text:style-name="P26"><text:span text:style-name="Source_20_Text"><text:s text:c="4"/>env: static</text:span></text:p>
          <text:p text:style-name="P26"><text:span text:style-name="Source_20_Text"><text:s text:c="4"/>buildCommand: npm install &amp;&amp; npm run build</text:span></text:p>
          <text:p text:style-name="P26"><text:span text:style-name="Source_20_Text"><text:s text:c="4"/>staticPublishPath: ./dist</text:span></text:p>
          <text:p text:style-name="P26"><text:span text:style-name="Source_20_Text"><text:s text:c="4"/>envVars:</text:span></text:p>
          <text:p text:style-name="P26"><text:span text:style-name="Source_20_Text"><text:s text:c="6"/>- key: VITE_API_URL</text:span></text:p>
          <text:p text:style-name="P26"><text:span text:style-name="Source_20_Text"><text:s text:c="8"/>value: https://thunder-tech-api.onrender.com/api</text:span></text:p>
        </text:list-item>
      </text:list>
      <text:h text:style-name="P20" text:outline-level="3"><text:soft-page-break/>Backend Hosting (Node.js)</text:h>
      <text:list text:style-name="L11">
        <text:list-item>
          <text:p text:style-name="P27"><text:span text:style-name="Strong_20_Emphasis">Configure your backend for production:</text:span></text:p>
          <text:p text:style-name="P28"><text:span text:style-name="Source_20_Text">// server.js</text:span></text:p>
          <text:p text:style-name="P28"><text:span text:style-name="Source_20_Text">const express = require('express');</text:span></text:p>
          <text:p text:style-name="P28"><text:span text:style-name="Source_20_Text">const cors = require('cors');</text:span></text:p>
          <text:p text:style-name="P28"><text:span text:style-name="Source_20_Text">const app = express();</text:span></text:p>
          <text:p text:style-name="P28"/>
          <text:p text:style-name="P28"><text:span text:style-name="Source_20_Text">// Configure CORS for your frontend</text:span></text:p>
          <text:p text:style-name="P28"><text:span text:style-name="Source_20_Text">app.use(cors({</text:span></text:p>
          <text:p text:style-name="P28"><text:span text:style-name="Source_20_Text"><text:s text:c="2"/>origin: process.env.FRONTEND_URL || 'https://thunder-tech.onrender.com',</text:span></text:p>
          <text:p text:style-name="P28"><text:span text:style-name="Source_20_Text"><text:s text:c="2"/>credentials: true</text:span></text:p>
          <text:p text:style-name="P28"><text:span text:style-name="Source_20_Text">}));</text:span></text:p>
          <text:p text:style-name="P28"/>
          <text:p text:style-name="P28"><text:span text:style-name="Source_20_Text">// Configure for Render</text:span></text:p>
          <text:p text:style-name="P28"><text:span text:style-name="Source_20_Text">const PORT = process.env.PORT || 5000;</text:span></text:p>
          <text:p text:style-name="P28"><text:span text:style-name="Source_20_Text">app.listen(PORT, () =&gt; console.log(`Server running on port ${PORT}`));</text:span></text:p>
        </text:list-item>
        <text:list-item>
          <text:p text:style-name="P27"><text:span text:style-name="Strong_20_Emphasis">Create a </text:span><text:span text:style-name="Strong_20_Emphasis"><text:span text:style-name="Source_20_Text">render.yaml</text:span></text:span><text:span text:style-name="Strong_20_Emphasis"> file in your backend project:</text:span></text:p>
          <text:p text:style-name="P28"><text:span text:style-name="Source_20_Text">services:</text:span></text:p>
          <text:p text:style-name="P28"><text:span text:style-name="Source_20_Text"><text:s text:c="2"/>- type: web</text:span></text:p>
          <text:p text:style-name="P28"><text:span text:style-name="Source_20_Text"><text:s text:c="4"/>name: thunder-tech-api</text:span></text:p>
          <text:p text:style-name="P28"><text:span text:style-name="Source_20_Text"><text:s text:c="4"/>env: node</text:span></text:p>
          <text:p text:style-name="P28"><text:span text:style-name="Source_20_Text"><text:s text:c="4"/>buildCommand: npm install</text:span></text:p>
          <text:p text:style-name="P28"><text:span text:style-name="Source_20_Text"><text:s text:c="4"/>startCommand: node server.js</text:span></text:p>
          <text:p text:style-name="P28"><text:span text:style-name="Source_20_Text"><text:s text:c="4"/>envVars:</text:span></text:p>
          <text:p text:style-name="P28"><text:span text:style-name="Source_20_Text"><text:s text:c="6"/>- key: NODE_ENV</text:span></text:p>
          <text:p text:style-name="P28"><text:span text:style-name="Source_20_Text"><text:s text:c="8"/>value: production</text:span></text:p>
          <text:p text:style-name="P28"><text:span text:style-name="Source_20_Text"><text:s text:c="6"/>- key: FRONTEND_URL</text:span></text:p>
          <text:p text:style-name="P28"><text:span text:style-name="Source_20_Text"><text:s text:c="8"/>value: https://thunder-tech.onrender.com</text:span></text:p>
          <text:p text:style-name="P28"><text:span text:style-name="Source_20_Text"><text:s text:c="6"/>- key: DATABASE_URL</text:span></text:p>
          <text:p text:style-name="P28"><text:span text:style-name="Source_20_Text"><text:s text:c="8"/>fromDatabase:</text:span></text:p>
          <text:p text:style-name="P28"><text:span text:style-name="Source_20_Text"><text:s text:c="10"/>name: thunder-tech-db</text:span></text:p>
          <text:p text:style-name="P28"><text:span text:style-name="Source_20_Text"><text:s text:c="10"/>property: connectionString</text:span></text:p>
          <text:p text:style-name="P28"/>
          <text:p text:style-name="P28"><text:span text:style-name="Source_20_Text">databases:</text:span></text:p>
          <text:p text:style-name="P28"><text:span text:style-name="Source_20_Text"><text:s text:c="2"/>- name: thunder-tech-db</text:span></text:p>
          <text:p text:style-name="P28"><text:span text:style-name="Source_20_Text"><text:s text:c="4"/>plan: free</text:span></text:p>
        </text:list-item>
      </text:list>
      <text:h text:style-name="P20" text:outline-level="3">Deployment Process</text:h>
      <text:list text:style-name="L12">
        <text:list-item>
          <text:p text:style-name="P29"><text:span text:style-name="Strong_20_Emphasis">Push both repositories to GitHub</text:span></text:p>
        </text:list-item>
        <text:list-item>
          <text:p text:style-name="P29"><text:span text:style-name="Strong_20_Emphasis">Connect to Render:</text:span></text:p>
          <text:list>
            <text:list-item>
              <text:p text:style-name="P30">Create a Render account if you don't have one </text:p>
            </text:list-item>
            <text:list-item>
              <text:p text:style-name="P30">Go to Dashboard &gt; New Web Service </text:p>
            </text:list-item>
            <text:list-item>
              <text:p text:style-name="P30"><text:soft-page-break/>Connect your GitHub repository </text:p>
            </text:list-item>
            <text:list-item>
              <text:p text:style-name="P30">For the backend: </text:p>
              <text:list>
                <text:list-item>
                  <text:p text:style-name="P30">Select "Node" as environment </text:p>
                </text:list-item>
                <text:list-item>
                  <text:p text:style-name="P30">Set the build command: <text:span text:style-name="Source_20_Text">npm install</text:span> </text:p>
                </text:list-item>
                <text:list-item>
                  <text:p text:style-name="P30">Set the start command: <text:span text:style-name="Source_20_Text">node server.js</text:span> </text:p>
                </text:list-item>
              </text:list>
            </text:list-item>
            <text:list-item>
              <text:p text:style-name="P30">For the frontend: </text:p>
              <text:list>
                <text:list-item>
                  <text:p text:style-name="P30">Select "Static Site" </text:p>
                </text:list-item>
                <text:list-item>
                  <text:p text:style-name="P30">Set the build command: <text:span text:style-name="Source_20_Text">npm install &amp;&amp; npm run build</text:span> </text:p>
                </text:list-item>
                <text:list-item>
                  <text:p text:style-name="P30">Set the publish directory: <text:span text:style-name="Source_20_Text">dist</text:span> </text:p>
                </text:list-item>
              </text:list>
            </text:list-item>
          </text:list>
        </text:list-item>
        <text:list-item>
          <text:p text:style-name="P29"><text:span text:style-name="Strong_20_Emphasis">Set Environment Variables:</text:span></text:p>
          <text:list>
            <text:list-item>
              <text:p text:style-name="P30">For the backend service, add: </text:p>
              <text:list>
                <text:list-item>
                  <text:p text:style-name="P30"><text:span text:style-name="Source_20_Text">NODE_ENV=production</text:span> </text:p>
                </text:list-item>
                <text:list-item>
                  <text:p text:style-name="P30"><text:span text:style-name="Source_20_Text">FRONTEND_URL=https://your-frontend-url.onrender.com</text:span> </text:p>
                </text:list-item>
                <text:list-item>
                  <text:p text:style-name="P30">Database connection string (Render will auto-configure if you use their database) </text:p>
                </text:list-item>
              </text:list>
            </text:list-item>
            <text:list-item>
              <text:p text:style-name="P30">For the frontend service, add: </text:p>
              <text:list>
                <text:list-item>
                  <text:p text:style-name="P30"><text:span text:style-name="Source_20_Text">VITE_API_URL=https://your-backend-url.onrender.com/api</text:span> </text:p>
                </text:list-item>
              </text:list>
            </text:list-item>
          </text:list>
        </text:list-item>
        <text:list-item>
          <text:p text:style-name="P29"><text:span text:style-name="Strong_20_Emphasis">Connect a Database:</text:span></text:p>
          <text:list>
            <text:list-item>
              <text:p text:style-name="P30">Go to Dashboard &gt; New &gt; PostgreSQL </text:p>
            </text:list-item>
            <text:list-item>
              <text:p text:style-name="P30">Choose the free plan </text:p>
            </text:list-item>
            <text:list-item>
              <text:p text:style-name="P29">Connect it to your backend service </text:p>
            </text:list-item>
          </text:list>
        </text:list-item>
      </text:list>
      <text:h text:style-name="P19" text:outline-level="2">Best Practices for Render Deployment</text:h>
      <text:list text:style-name="L13">
        <text:list-item>
          <text:p text:style-name="P31"><text:span text:style-name="Strong_20_Emphasis">Optimize for Free Tier Limitations:</text:span></text:p>
          <text:list>
            <text:list-item>
              <text:p text:style-name="P32">Free tier services on Render spin down after periods of inactivity </text:p>
            </text:list-item>
            <text:list-item>
              <text:p text:style-name="P32">Implement caching strategies to reduce database calls </text:p>
            </text:list-item>
            <text:list-item>
              <text:p text:style-name="P32">Use efficient queries to minimize execution time </text:p>
            </text:list-item>
            <text:list-item>
              <text:p text:style-name="P32">Implement request batching where appropriate </text:p>
            </text:list-item>
          </text:list>
        </text:list-item>
        <text:list-item>
          <text:p text:style-name="P31"><text:span text:style-name="Strong_20_Emphasis">Asset Management:</text:span></text:p>
          <text:list>
            <text:list-item>
              <text:p text:style-name="P32">Store uploaded files in cloud storage like AWS S3 or Cloudinary </text:p>
            </text:list-item>
            <text:list-item>
              <text:p text:style-name="P32">Use Render's CDN for static assets </text:p>
            </text:list-item>
          </text:list>
        </text:list-item>
        <text:list-item>
          <text:p text:style-name="P31"><text:span text:style-name="Strong_20_Emphasis">Database Considerations:</text:span></text:p>
          <text:list>
            <text:list-item>
              <text:p text:style-name="P32">Free PostgreSQL has 1GB storage limit </text:p>
            </text:list-item>
            <text:list-item>
              <text:p text:style-name="P32">Implement data archiving strategies for long-term storage </text:p>
            </text:list-item>
            <text:list-item>
              <text:p text:style-name="P32">Consider periodic backups to external storage </text:p>
            </text:list-item>
          </text:list>
        </text:list-item>
        <text:list-item>
          <text:p text:style-name="P31"><text:span text:style-name="Strong_20_Emphasis">Monitoring and Logging:</text:span></text:p>
          <text:list>
            <text:list-item>
              <text:p text:style-name="P32">Use Render's built-in logs for troubleshooting </text:p>
            </text:list-item>
            <text:list-item>
              <text:p text:style-name="P32">Implement application-level logging with Winston or Pino </text:p>
            </text:list-item>
            <text:list-item>
              <text:p text:style-name="P31">Set up status checks to monitor service health </text:p>
            </text:list-item>
          </text:list>
        </text:list-item>
      </text:list>
      <text:h text:style-name="P19" text:outline-level="2">Development to Production Workflow</text:h>
      <text:list text:style-name="L14">
        <text:list-item>
          <text:p text:style-name="P33"><text:span text:style-name="Strong_20_Emphasis">Development:</text:span></text:p>
          <text:list>
            <text:list-item>
              <text:p text:style-name="P34">Use separate <text:span text:style-name="Source_20_Text">.env.development</text:span> and <text:span text:style-name="Source_20_Text">.env.production</text:span> files </text:p>
            </text:list-item>
            <text:list-item>
              <text:p text:style-name="P34">Run frontend and backend services locally </text:p>
            </text:list-item>
          </text:list>
        </text:list-item>
        <text:list-item>
          <text:p text:style-name="P33"><text:span text:style-name="Strong_20_Emphasis">Testing:</text:span></text:p>
          <text:list>
            <text:list-item>
              <text:p text:style-name="P34">Implement Jest for backend testing </text:p>
            </text:list-item>
            <text:list-item>
              <text:p text:style-name="P34">Use Vitest for frontend component testing </text:p>
            </text:list-item>
            <text:list-item>
              <text:p text:style-name="P34"><text:soft-page-break/>Set up GitHub Actions for CI/CD </text:p>
            </text:list-item>
          </text:list>
        </text:list-item>
        <text:list-item>
          <text:p text:style-name="P33"><text:span text:style-name="Strong_20_Emphasis">Staging (optional):</text:span></text:p>
          <text:list>
            <text:list-item>
              <text:p text:style-name="P34">Create staging environments on Render </text:p>
            </text:list-item>
            <text:list-item>
              <text:p text:style-name="P34">Test with production-like data </text:p>
            </text:list-item>
          </text:list>
        </text:list-item>
        <text:list-item>
          <text:p text:style-name="P33"><text:span text:style-name="Strong_20_Emphasis">Production:</text:span></text:p>
          <text:list>
            <text:list-item>
              <text:p text:style-name="P34">Deploy to Render production services </text:p>
            </text:list-item>
            <text:list-item>
              <text:p text:style-name="P34">Monitor application performance </text:p>
            </text:list-item>
            <text:list-item>
              <text:p text:style-name="P33">Set up alerts for service disruptions </text:p>
            </text:list-item>
          </text:list>
        </text:list-item>
      </text:list>
      <text:p text:style-name="Text_20_body">By following these guidelines, you'll have a robust development and deployment setup for your Thunder Technology website using React+Vite on the frontend and Node.js on the backend, all hosted for free on Render.</text:p>
      <text:p text:style-name="Text_20_body">Would you like me to elaborate on any specific part of this hosting and deployment strategy?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1.2$Linux_X86_64 LibreOffice_project/520$Build-2</meta:generator>
    <dc:date>2025-04-02T18:44:39.019638698</dc:date>
    <meta:editing-duration>PT20S</meta:editing-duration>
    <meta:editing-cycles>2</meta:editing-cycles>
    <meta:document-statistic meta:table-count="0" meta:image-count="0" meta:object-count="0" meta:page-count="12" meta:paragraph-count="495" meta:word-count="2276" meta:character-count="16481" meta:non-whitespace-character-count="12919"/>
  </office:meta>
</office:document-meta>
</file>